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Code" svg:font-family="'Cascadia Code', Consolas, 'Courier New', monospace, 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02cm solid #000000"/>
    </style:style>
    <style:style style:name="Tableau2" style:family="table">
      <style:table-properties style:width="16.986cm" fo:margin-left="0.037cm" fo:margin-right="-0.023cm" table:align="margins"/>
    </style:style>
    <style:style style:name="Tableau2.A" style:family="table-column">
      <style:table-column-properties style:column-width="16.986cm" style:rel-column-width="65535*"/>
    </style:style>
    <style:style style:name="Tableau2.A1" style:family="table-cell">
      <style:table-cell-properties fo:padding="0.097cm" fo:border="0.002cm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size="15pt" fo:font-style="italic" style:text-underline-style="solid" style:text-underline-width="auto" style:text-underline-color="font-color" fo:font-weight="bold" fo:background-color="transparent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font-size="15pt" fo:font-style="italic" style:text-underline-style="solid" style:text-underline-width="auto" style:text-underline-color="font-color" fo:font-weight="bold" fo:background-color="#cc99ff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fo:font-size="15pt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style:text-underline-style="solid" style:text-underline-width="auto" style:text-underline-color="font-color" fo:font-weight="bold" fo:background-color="#cc99ff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background-color="#996600"/>
    </style:style>
    <style:style style:name="P1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fo:background-color="#ff3333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2pt" fo:font-style="italic" style:text-underline-style="solid" style:text-underline-width="auto" style:text-underline-color="font-color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style:font-size-asian="12pt" style:font-size-complex="12pt"/>
    </style:style>
    <style:style style:name="P19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0" style:family="paragraph" style:parent-style-name="Standard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fo:background-color="#cccc99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style:font-style-asian="normal" style:font-style-complex="normal"/>
    </style:style>
    <style:style style:name="P25" style:family="paragraph" style:parent-style-name="Standard">
      <style:text-properties fo:color="#000000" style:font-name="Cascadia Code" fo:font-size="10.5pt" fo:font-weight="normal" fo:background-color="transparent" style:font-size-asian="12pt" style:font-size-complex="12pt"/>
    </style:style>
    <style:style style:name="P26" style:family="paragraph" style:parent-style-name="Standard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color="#000000" style:font-name="Times New Roman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text-underline-style="none"/>
    </style:style>
    <style:style style:name="P29" style:family="paragraph" style:parent-style-name="Standard">
      <style:text-properties fo:color="#f8f8f2" style:font-name="Cascadia Code" fo:font-size="10.5pt" fo:font-weight="normal" fo:background-color="#272822"/>
    </style:style>
    <style:style style:name="P30" style:family="paragraph" style:parent-style-name="Standard">
      <style:text-properties fo:color="#333333" style:font-name="Times New Roman"/>
    </style:style>
    <style:style style:name="P31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ize="15pt" fo:background-color="transparent" style:font-size-asian="15pt" style:font-size-complex="15pt"/>
    </style:style>
    <style:style style:name="P32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ize="15pt" fo:font-style="italic" style:text-underline-style="solid" style:text-underline-width="auto" style:text-underline-color="font-color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33" style:family="paragraph" style:parent-style-name="Standard">
      <style:paragraph-properties fo:text-align="center" style:justify-single-word="false" fo:background-color="#ffccff">
        <style:background-image/>
      </style:paragraph-properties>
      <style:text-properties fo:font-style="italic" style:text-underline-style="solid" style:text-underline-width="auto" style:text-underline-color="font-color" fo:font-weight="normal" fo:background-color="transparent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center" style:justify-single-word="false" fo:background-color="#ffccff">
        <style:background-image/>
      </style:paragraph-properties>
    </style:style>
    <style:style style:name="P3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36" style:family="paragraph" style:parent-style-name="Standard">
      <style:paragraph-properties fo:background-color="#ffffff">
        <style:background-image/>
      </style:paragraph-properties>
      <style:text-properties style:font-name="Times New Roman"/>
    </style:style>
    <style:style style:name="P37" style:family="paragraph" style:parent-style-name="Standard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8" style:family="paragraph" style:parent-style-name="Standard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9" style:family="paragraph" style:parent-style-name="Standard" style:list-style-name="L5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0" style:family="paragraph" style:parent-style-name="Standard" style:list-style-name="L2"/>
    <style:style style:name="P41" style:family="paragraph" style:parent-style-name="Standard" style:list-style-name="L2">
      <style:text-properties fo:color="#333333" style:font-name="Times New Roman"/>
    </style:style>
    <style:style style:name="P42" style:family="paragraph" style:parent-style-name="Standard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3" style:family="paragraph" style:parent-style-name="Standard" style:list-style-name="L3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4" style:family="paragraph" style:parent-style-name="Standard" style:list-style-name="L4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Standard" style:list-style-name="L5">
      <style:text-properties fo:color="#000000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text-underline-style="solid" style:text-underline-width="auto" style:text-underline-color="font-color"/>
    </style:style>
    <style:style style:name="P47" style:family="paragraph" style:parent-style-name="Standard">
      <style:text-properties style:text-underline-style="none"/>
    </style:style>
    <style:style style:name="P48" style:family="paragraph" style:parent-style-name="Standard">
      <style:paragraph-properties fo:background-color="#ffffff">
        <style:background-image/>
      </style:paragraph-properties>
    </style:style>
    <style:style style:name="P49" style:family="paragraph" style:parent-style-name="Standard">
      <style:paragraph-properties fo:background-color="#ffffff">
        <style:background-image/>
      </style:paragraph-properties>
      <style:text-properties style:font-name="Times New Roman"/>
    </style:style>
    <style:style style:name="P50" style:family="paragraph" style:parent-style-name="Standard">
      <style:paragraph-properties fo:background-color="#ffffff">
        <style:background-image/>
      </style:paragraph-properties>
      <style:text-properties fo:color="#3333ff" style:font-name="Cascadia Code" fo:font-size="10.5pt" fo:font-weight="normal" fo:background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color="#00ccff"/>
    </style:style>
    <style:style style:name="T5" style:family="text">
      <style:text-properties fo:color="#0066cc"/>
    </style:style>
    <style:style style:name="T6" style:family="text">
      <style:text-properties style:font-size-asian="12pt" style:font-size-complex="12pt"/>
    </style:style>
    <style:style style:name="T7" style:family="text">
      <style:text-properties fo:font-size="12pt" fo:font-style="italic" style:text-underline-style="solid" style:text-underline-width="auto" style:text-underline-color="font-color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00" style:font-name="Cascadia Code" fo:font-size="10.5pt" fo:font-weight="normal" fo:background-color="transparent"/>
    </style:style>
    <style:style style:name="T9" style:family="text">
      <style:text-properties fo:color="#000000" style:font-name="Cascadia Code" fo:font-size="10.5pt" fo:font-weight="normal" fo:background-color="transparent" style:font-size-asian="12pt" style:font-size-complex="12pt"/>
    </style:style>
    <style:style style:name="T10" style:family="text">
      <style:text-properties fo:color="#000000" style:font-name="Cascadia Code" fo:font-size="10.5pt" fo:font-weight="normal" fo:background-color="#ffffff"/>
    </style:style>
    <style:style style:name="T11" style:family="text">
      <style:text-properties fo:color="#000000" style:font-name="Cascadia Code" fo:font-size="10.5pt" fo:font-weight="normal" fo:background-color="#ffff99"/>
    </style:style>
    <style:style style:name="T12" style:family="text">
      <style:text-properties fo:color="#000000" style:font-name="Cascadia Code" fo:font-size="10.5pt" fo:font-weight="normal" fo:background-color="#ffff99" style:font-size-asian="12pt" style:font-size-complex="12pt"/>
    </style:style>
    <style:style style:name="T13" style:family="text">
      <style:text-properties fo:color="#000000" style:font-name="Times New Roman"/>
    </style:style>
    <style:style style:name="T14" style:family="text">
      <style:text-properties fo:color="#6666ff"/>
    </style:style>
    <style:style style:name="T15" style:family="text">
      <style:text-properties fo:color="#6666ff" style:font-name="Cascadia Code" fo:font-size="10.5pt" fo:font-weight="normal" fo:background-color="#ffffff"/>
    </style:style>
    <style:style style:name="T16" style:family="text">
      <style:text-properties fo:font-size="10.5pt" fo:font-weight="normal"/>
    </style:style>
    <style:style style:name="T17" style:family="text">
      <style:text-properties fo:color="#3333ff"/>
    </style:style>
    <style:style style:name="T18" style:family="text">
      <style:text-properties fo:color="#3333ff" style:font-name="Cascadia Code" fo:font-size="10.5pt" fo:font-weight="normal" fo:background-color="#ffffff"/>
    </style:style>
    <style:style style:name="T19" style:family="text">
      <style:text-properties fo:color="#663300"/>
    </style:style>
    <style:style style:name="T20" style:family="text">
      <style:text-properties fo:color="#cc0000"/>
    </style:style>
    <style:style style:name="T21" style:family="text">
      <style:text-properties fo:background-color="#ffff99"/>
    </style:style>
    <style:style style:name="T22" style:family="text">
      <style:text-properties fo:color="#800000"/>
    </style:style>
    <style:style style:name="T23" style:family="text">
      <style:text-properties fo:background-color="#ff6600"/>
    </style:style>
    <style:style style:name="T24" style:family="text">
      <style:text-properties fo:background-color="#ccffff"/>
    </style:style>
    <style:style style:name="T25" style:family="text">
      <style:text-properties fo:background-color="#cc99ff"/>
    </style:style>
    <style:style style:name="T26" style:family="text">
      <style:text-properties fo:color="#ff3333"/>
    </style:style>
    <style:style style:name="T27" style:family="text">
      <style:text-properties fo:color="#ff3333" style:font-name="Cascadia Code" fo:font-size="10.5pt" fo:font-weight="normal" fo:background-color="#ffffff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333333" style:font-name="Times New Roman"/>
    </style:style>
    <style:style style:name="T30" style:family="text">
      <style:text-properties fo:color="#333333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Times New Roman"/>
    </style:style>
    <style:style style:name="T3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><text:s/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5">Listes</text:p>
          </table:table-cell>
        </table:table-row>
      </table:table>
      <text:p text:style-name="P12"/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1"><text:span text:style-name="T3">les vues</text:span> </text:p>
          </table:table-cell>
        </table:table-row>
      </table:table>
      <text:p text:style-name="P6"/>
      <text:p text:style-name="P6"><text:tab/><text:span text:style-name="T24">Pour chaque vue ,ajout d'un définiteur pour accorder les privilèges.</text:span></text:p>
      <text:p text:style-name="P2"/>
      <text:p text:style-name="Standard"><text:s text:c="4"/>v_nbre_vue_annonce → <text:s/>les annonces les plus vues toute catégorie .</text:p>
      <text:p text:style-name="Standard"><text:s text:c="4"/>v_nbre_vue_an_achat → <text:s/>les annonces les plus vues par rapport aux biens à acheter .</text:p>
      <text:p text:style-name="Standard"><text:s text:c="4"/>v_nbre_vue_an_ach_act → <text:s/>les annonces les plus vues par rapport aux biens à acheter et active .</text:p>
      <text:p text:style-name="Standard"><text:s text:c="4"/>v_nbre_vue_an_louer → <text:s/>les annonces les plus vues par rapport aux biens à louer .</text:p>
      <text:p text:style-name="Standard"><text:s text:c="4"/>v_nbre_vue_an_lou_act → <text:s/>les annonces les plus vues par rapport aux biens à louer et active .</text:p>
      <text:p text:style-name="Standard"><text:s text:c="4"/>v_an_act → <text:s/>Toutes les annonces <text:s/>actives .</text:p>
      <text:p text:style-name="Standard"><text:s text:c="4"/>v_an_nonact → <text:s/>Toutes les annonce non <text:s/>active .</text:p>
      <text:p text:style-name="Standard"><text:s text:c="4"/>v_annonces → <text:s/>Afficher tout les annonces toute catégorie confondu .</text:p>
      <text:p text:style-name="Standard"><text:s text:c="4"/>v_annonces_recente → <text:s/>Les annonces ajouter les plus récentes .</text:p>
      <text:p text:style-name="Standard"><text:s text:c="4"/>v_annonces_ancienne → <text:s/>Les annonces ajouter les plus anciennes .</text:p>
      <text:p text:style-name="Standard"><text:s text:c="4"/>v_bien_maison → <text:s/>les affichages de type "maison".</text:p>
      <text:p text:style-name="Standard"><text:s text:c="4"/>v_bien_appart → <text:s/>les affichages de type "appartement".</text:p>
      <text:p text:style-name="Standard"><text:s text:c="4"/>v_bien_terrain → <text:s/>les affichages de type "terrain".</text:p>
      <text:p text:style-name="Standard"><text:s text:c="4"/>v_bien_bureaux → <text:s/>les affichages de type "bureaux".</text:p>
      <text:p text:style-name="Standard"><text:s text:c="4"/>v_bien_garage → <text:s/>les affichages de type "garage".</text:p>
      <text:p text:style-name="Standard"><text:s text:c="4"/>v_bien_immeuble → <text:s/>les affichages de type "immeuble".</text:p>
      <text:p text:style-name="Standard"><text:s text:c="4"/>v_bien_locauxPro → <text:s/>les affichages de type "locaux professionnels".</text:p>
      <text:p text:style-name="Standard"><text:s text:c="4"/></text:p>
      <text:p text:style-name="P9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3"><text:span text:style-name="T1">L</text:span><text:span text:style-name="T1">es triggers (de vérification): A ne plus utiliser , remplacer par les contraintes</text:span> .</text:p>
          </table:table-cell>
        </table:table-row>
      </table:table>
      <text:p text:style-name="P10"/>
      <text:p text:style-name="P7">pour la table négocier avant modification :</text:p>
      <text:p text:style-name="Standard"/>
      <text:p text:style-name="Standard"><text:s text:c="4"/>nom du trigger : <text:span text:style-name="T5">before_update_negocier .</text:span></text:p>
      <text:p text:style-name="Standard"><text:s text:c="8"/>-&gt; La colonne date_dernier_contact accepte que les dates supérieurs ou égal <text:s/>à la colonne <text:s/>date_debut_transaction . </text:p>
      <text:p text:style-name="Standard"><text:s text:c="8"/>-&gt; La colonne date_transaction_fin accepte que les dates supérieurs <text:s/>à la colonne date_debut_transaction .</text:p>
      <text:p text:style-name="Standard"><text:s text:c="8"/>-&gt; Accepte que 1 ou 0 pour la colonne est_conclu .</text:p>
      <text:p text:style-name="Standard"/>
      <text:p text:style-name="P19">Pour la table négocier avant ajout :</text:p>
      <text:p text:style-name="P19"/>
      <text:p text:style-name="Standard"><text:s text:c="4"/>nom du trigger : <text:span text:style-name="T4"><text:s/></text:span><text:span text:style-name="T5">before_insert_negocier</text:span> .</text:p>
      <text:p text:style-name="Standard"><text:s text:c="8"/>-&gt; La colonne date_dernier_contact accepte que les dates supérieurs ou égal <text:s/>à la colonne <text:s/>date_debut_transaction . </text:p>
      <text:p text:style-name="Standard"><text:s text:c="8"/>-&gt; La colonne date_transaction_fin accepte que les dates supérieurs <text:s/>à la colonne date_debut_transaction .</text:p>
      <text:p text:style-name="Standard"><text:s text:c="8"/>-&gt; Accepte que 1 ou 0 pour la colonne est_conclu .</text:p>
      <text:p text:style-name="Standard"/>
      <text:p text:style-name="P15"><text:soft-page-break/></text:p>
      <text:p text:style-name="P15"/>
      <text:p text:style-name="P15">pour la table annonces :</text:p>
      <text:p text:style-name="Standard"><text:s text:c="4"/>nom du trigger : <text:span text:style-name="T5">before_update_annonces </text:span>.</text:p>
      <text:p text:style-name="Standard"><text:s text:c="8"/>-&gt; Accepte que 1 ou 0 pour la colonne est_active .</text:p>
      <text:p text:style-name="Standard"/>
      <text:p text:style-name="P7">Triggers pour la table waz_negocier :</text:p>
      <text:p text:style-name="P7"/>
      <text:p text:style-name="P24">nom du trigger : <text:span text:style-name="T14">after_update_negocier</text:span> → quand une modification a lieu sur la table negocier ,alors le déclencheur ajout les anciennes valeurs de la ligne à la table waz_histo_negocier .</text:p>
      <text:p text:style-name="Standard"/>
      <text:p text:style-name="P7">Trigger sur la table annonces :</text:p>
      <text:p text:style-name="P28"/>
      <text:p text:style-name="Standard">S'il ne correspond pas à la regex (format du an_ref) ,alors ,il affiche un message d'erreurs . Sinon , la modification ou l'ajout peut se faire . </text:p>
      <text:p text:style-name="Standard"/>
      <text:p text:style-name="Standard">Nom du trigger avant modification : <text:span text:style-name="T15">before_update_annonces .</text:span></text:p>
      <text:p text:style-name="P36"><text:span text:style-name="T16">Nom du trigger avant ajout : </text:span><text:span text:style-name="T18">before_insert_annonces .</text:span></text:p>
      <text:p text:style-name="P36"><text:span text:style-name="T18"/></text:p>
      <text:p text:style-name="P7">Trigger sur la table negocier :</text:p>
      <text:p text:style-name="P7"/>
      <text:p text:style-name="P28">Ce trigger sert pour l'historisation de la table négocier.</text:p>
      <text:p text:style-name="P7"/>
      <text:p text:style-name="P48">Nom du trigger apres modification: <text:span text:style-name="T18">after</text:span>_<text:span text:style-name="T18">update</text:span>_<text:span text:style-name="T18">negocier.</text:span></text:p>
      <text:p text:style-name="P48">Nom du trigger apres suppression : <text:span text:style-name="T18">after</text:span>_<text:span text:style-name="T18">delete</text:span>_<text:span text:style-name="T18">negocier.</text:span></text:p>
      <text:p text:style-name="P50"/>
      <text:p text:style-name="P36"><text:span text:style-name="T18"/></text:p>
      <text:p text:style-name="P29"/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32">Les contraintes</text:p>
          </table:table-cell>
        </table:table-row>
      </table:table>
      <text:p text:style-name="P4"/>
      <text:p text:style-name="P13">Sur la table waz_biens :</text:p>
      <text:p text:style-name="P3"/>
      <text:p text:style-name="P16">bi_piece → accepte que les nombres de <text:span text:style-name="T17">1 à 6 ou +6 ou null </text:span>.</text:p>
      <text:p text:style-name="P16">bi_ref → format de la référence du bien à respecter .</text:p>
      <text:p text:style-name="P16">bi_description → pas d'espace en premier caractères.</text:p>
      <text:p text:style-name="P16">bi_local → as d'espace en premier caractères.</text:p>
      <text:p text:style-name="P18">bi_surf_habitable → doit être supérieur à zéro.</text:p>
      <text:p text:style-name="P18">bi_surf_totale → doit être supérieur à zéro.</text:p>
      <text:p text:style-name="P18">bi_estimation_vente → doit être supérieur à zéro.</text:p>
      <text:p text:style-name="P18">bi_estimation_location → doit être supérieur à zéro.</text:p>
      <text:p text:style-name="P18">bi_diagnostic → accepte que les lettres <text:span text:style-name="T17">A,B,C,D,E,F,G,V</text:span></text:p>
      <text:p text:style-name="Standard"><text:span text:style-name="T6">bi_type → accepte que </text:span><text:span text:style-name="T18">'maison' ,'garage' ,'terrain' ,'locaux_professionnels', 'immeuble', 'bureaux', 'appartement' </text:span><text:span text:style-name="T10">.</text:span></text:p>
      <text:p text:style-name="P18"/>
      <text:p text:style-name="P18">Clé primaire : bi_id.</text:p>
      <text:p text:style-name="P18"/>
      <text:p text:style-name="Standard"><text:span text:style-name="T6">Nom Index : </text:span><text:span text:style-name="T11">ind_biens_6</text:span><text:span text:style-name="T8"> </text:span><text:span text:style-name="T6">sur : bi_type, bi_pieces, bi_ref,bi_local, bi_surf_habitable, bi_surf_totale.</text:span></text:p>
      <text:p text:style-name="Standard"><text:span text:style-name="T6">Nom Index : </text:span><text:span text:style-name="T12">ind_biens_4</text:span><text:span text:style-name="T9"> sur :bi_pieces, bi_ref, bi_local, bi_surf_habitable.</text:span></text:p>
      <text:p text:style-name="P25">Nom Index : <text:span text:style-name="T21">ind_biens_2</text:span> sur : bi_ref, bi_local.</text:p>
      <text:p text:style-name="P18"><text:soft-page-break/></text:p>
      <text:p text:style-name="P18">Tous les champs sont not null.</text:p>
      <text:p text:style-name="P18"/>
      <text:p text:style-name="P14"/>
      <text:p text:style-name="P14"/>
      <text:p text:style-name="P17"/>
      <text:p text:style-name="P18"/>
      <text:p text:style-name="Standard"><text:span text:style-name="T2">Sur la </text:span><text:span text:style-name="T7">table</text:span><text:span text:style-name="T2"> waz_option </text:span>:</text:p>
      <text:p text:style-name="P18"/>
      <text:p text:style-name="P18">Les champs en not null .</text:p>
      <text:p text:style-name="P18">La clé primaire : opt_id.</text:p>
      <text:p text:style-name="P18"/>
      <text:p text:style-name="P8">Sur la table waz_photo :</text:p>
      <text:p text:style-name="P8"/>
      <text:p text:style-name="P17">les champs sont en not null . </text:p>
      <text:p text:style-name="P17">pho_nom → le premier caractères ne doit pas être un espace.</text:p>
      <text:p text:style-name="P17"/>
      <text:p text:style-name="P17">La clé primaire : pho_id</text:p>
      <text:p text:style-name="P17">la clé étrangère : bi_id</text:p>
      <text:p text:style-name="P21"/>
      <text:p text:style-name="P21"/>
      <text:p text:style-name="P8">Sur la table waz_employes :</text:p>
      <text:p text:style-name="P21"/>
      <text:p text:style-name="P21">Les champs en not null .</text:p>
      <text:p text:style-name="P21"/>
      <text:p text:style-name="P21">emp_nom →minimum 3 caractères ,pas d'espace en premier caractère . Pas de caractères spéciaux . </text:p>
      <text:p text:style-name="P21">emp_prenom → idem que emp_nom. </text:p>
      <text:p text:style-name="Standard">emp_adresse → n'accepte pas d'espace en premier caractères.Accepte les <text:span text:style-name="T20">lettres</text:span> ,<text:span text:style-name="T20">chiffres</text:span> ,<text:span text:style-name="T20">*</text:span>,<text:span text:style-name="T20">-</text:span> ,<text:span text:style-name="T20">'</text:span>,<text:span text:style-name="T20">&amp;</text:span>,<text:span text:style-name="T20">.</text:span><text:span text:style-name="T19"> </text:span>et <text:span text:style-name="T20">%</text:span> . </text:p>
      <text:p text:style-name="P21">emp_tel → accepte que des <text:span text:style-name="T20">nombres</text:span> ,<text:span text:style-name="T20">espace</text:span> ,<text:span text:style-name="T20">-</text:span> et <text:span text:style-name="T20">/ </text:span>. Cette colonne n'accepte pas les espaces en premières caractères.</text:p>
      <text:p text:style-name="P21">emp_poste → au moins 3 lettres et l'espace est autorisé .</text:p>
      <text:p text:style-name="P21">emp_mail→ format de mail de type <text:a xlink:type="simple" xlink:href="mailto:tintin@email.com" text:style-name="Internet_20_link" text:visited-style-name="Visited_20_Internet_20_Link">tintin@email.com</text:a> ou <text:a xlink:type="simple" xlink:href="mailto:tintin.milou@email.com" text:style-name="Internet_20_link" text:visited-style-name="Visited_20_Internet_20_Link">tintin.milou@email.com</text:a> ou <text:a xlink:type="simple" xlink:href="mailto:tintin.milou@email.ut.com" text:style-name="Internet_20_link" text:visited-style-name="Visited_20_Internet_20_Link">tintin.milou@email.ut.com</text:a> </text:p>
      <text:p text:style-name="P21"/>
      <text:p text:style-name="P21">La clé primaire :emp_id.</text:p>
      <text:p text:style-name="P21"/>
      <text:p text:style-name="P21">emp_mail → on ne peut pas avoir deux emails identiques . </text:p>
      <text:p text:style-name="P21"/>
      <text:p text:style-name="P8">Sur la table waz_internautes :</text:p>
      <text:p text:style-name="P8"/>
      <text:p text:style-name="P21">in_nom → le nom comprend minimum <text:span text:style-name="T22">3 lettre</text:span> , n'accepte pas les espaces et les caractères spéciaux.</text:p>
      <text:p text:style-name="P21">in_prenom → idem que in_nom .</text:p>
      <text:p text:style-name="P21">in_telephone → que des chiffres , sans caractères spéciaux .</text:p>
      <text:p text:style-name="Standard">in_est_contacter → compris entre <text:span text:style-name="T22">1</text:span> et <text:span text:style-name="T22">0</text:span> . il est en <text:span text:style-name="T22">default 0</text:span> . </text:p>
      <text:p text:style-name="P21"/>
      <text:p text:style-name="P21">Les champs sont en not nulle .</text:p>
      <text:p text:style-name="P21"/>
      <text:p text:style-name="P21">La clé primaire : in_id .</text:p>
      <text:p text:style-name="P21"/>
      <text:p text:style-name="P21">in_mail → on ne peut pas avoir deux mails identiques . Et respecter le format <text:a xlink:type="simple" xlink:href="mailto:dupont@hu.fr" text:style-name="Internet_20_link" text:visited-style-name="Visited_20_Internet_20_Link">dupont@hu.fr</text:a> ou <text:a xlink:type="simple" xlink:href="mailto:dupont.leo@paf.com" text:style-name="Internet_20_link" text:visited-style-name="Visited_20_Internet_20_Link">dupont.leo@paf.com</text:a> , <text:a xlink:type="simple" xlink:href="mailto:tintin.milou@email.ut.com" text:style-name="Internet_20_link" text:visited-style-name="Visited_20_Internet_20_Link">tintin.milou@email.ut.com</text:a> <text:s/>.Ne Prend pas les caractères spéciaux.Ni les <text:soft-page-break/>lettres majuscules.</text:p>
      <text:p text:style-name="P21"/>
      <text:p text:style-name="P8">Sur la table waz_annonces :</text:p>
      <text:p text:style-name="P21"/>
      <text:p text:style-name="P21">an_prix → doit être supérieur à zéro .</text:p>
      <text:p text:style-name="P21">an_est_active → accepte que <text:span text:style-name="T22">0 </text:span>ou <text:span text:style-name="T22">1</text:span> . </text:p>
      <text:p text:style-name="P21">an_offre → accepte que <text:span text:style-name="T22">A,L,V</text:span> . </text:p>
      <text:p text:style-name="P21">an_nbre_vues → doit être supérieur à zéro . </text:p>
      <text:p text:style-name="P21">an_date_ajout → lors de l'ajout de la ligne ,ce champ entre une date automatiquement (date du jour).</text:p>
      <text:p text:style-name="P21">an_date_modif → lors de la modification de la ligne , ce champ entre une date automatiquement (date du jour)..</text:p>
      <text:p text:style-name="P21">an_ref → Avec une regex , on entre un code de référence au bon format :</text:p>
      <text:p text:style-name="P22">LO-<text:span text:style-name="T23">AP</text:span>-<text:span text:style-name="T24">0428</text:span>-<text:span text:style-name="T25">01</text:span></text:p>
      <text:p text:style-name="P23">marron peut être <text:span text:style-name="T26">LO </text:span>ou <text:span text:style-name="T26">VE</text:span> ou <text:span text:style-name="T26">AC</text:span></text:p>
      <text:p text:style-name="P23">orange peut être <text:span text:style-name="T26">AP</text:span> ou <text:span text:style-name="T26">Ma</text:span> ou <text:span text:style-name="T26">TE</text:span> ou <text:span text:style-name="T26">GA</text:span> ou <text:span text:style-name="T26">IM</text:span> ou <text:span text:style-name="T26">LP</text:span> ou <text:span text:style-name="T26">BU</text:span></text:p>
      <text:p text:style-name="P23">bleu représente la date (jour/mois)</text:p>
      <text:p text:style-name="P23">violet représente la position du bien qu'il arrive dans le mois .(exemple:si c'est le premier bien confier à l'agence d'immobilière du mois <text:s/>)</text:p>
      <text:p text:style-name="P22"/>
      <text:p text:style-name="P21"/>
      <text:p text:style-name="P21"><text:s/></text:p>
      <text:p text:style-name="P21">Clé primaire : an_id .</text:p>
      <text:p text:style-name="P21">Clé étrangère : bi_id . </text:p>
      <text:p text:style-name="P21"/>
      <text:p text:style-name="P21">Nom de la contraintes : chk_dateModif → la date de modification (an_date_modif) doit être supérieur à la date d'ajout (an_date_ajout) ou alors la date de modification (an_date_modif) doit être null . </text:p>
      <text:p text:style-name="P21"/>
      <text:p text:style-name="P21">Nom index : ind_prix_offre → sur an_prix ,an_offre . </text:p>
      <text:p text:style-name="P21"/>
      <text:p text:style-name="P21">Les champs sont tous en not null . </text:p>
      <text:p text:style-name="P21"/>
      <text:p text:style-name="P8"/>
      <text:p text:style-name="P8">Sur la table waz_commentaire : </text:p>
      <text:p text:style-name="P8"/>
      <text:p text:style-name="P21">com_avis → default null . </text:p>
      <text:p text:style-name="P21">com_notes → default null .</text:p>
      <text:p text:style-name="P21">com_date_ajout <text:s/>→ lors de l'ajout de la ligne ,ce champ entre une date automatiquement (date du jour).</text:p>
      <text:p text:style-name="P21"/>
      <text:p text:style-name="P21">Clé primaire : com_id .</text:p>
      <text:p text:style-name="P21">Clé étrangères : in_id . </text:p>
      <text:p text:style-name="P21"/>
      <text:p text:style-name="P8">Sur la table waz_composer :</text:p>
      <text:p text:style-name="P21"/>
      <text:p text:style-name="P21">Clés primaires : bi_id , opt_id .</text:p>
      <text:p text:style-name="P21">Clés étrangères : bi_id ,opt_id .</text:p>
      <text:p text:style-name="P21"/>
      <text:p text:style-name="P21"/>
      <text:p text:style-name="P8">Sur la table negocier :</text:p>
      <text:p text:style-name="P21"/>
      <text:p text:style-name="P21"><text:soft-page-break/>neg_est_conclu → accepte que les <text:span text:style-name="T22">1</text:span> ou <text:span text:style-name="T22">0</text:span> .</text:p>
      <text:p text:style-name="P21">neg_montant_transaction → doit être supérieur à zéro .</text:p>
      <text:p text:style-name="P21">neg_date_debut_transaction → ajout la date du jour de l'insertion ou la modification du champ . </text:p>
      <text:p text:style-name="P21">neg_date_contact → ajout la date du jour de l'insertion ou la modification du champ .</text:p>
      <text:p text:style-name="P21"/>
      <text:p text:style-name="P21">neg_date_transaction_fin → en default null . </text:p>
      <text:p text:style-name="P21">neg_est_conclu ,neg_montant_transaction, neg_date_debut_transaction,neg_date_contact sont des champs en not null . </text:p>
      <text:p text:style-name="P21"/>
      <text:p text:style-name="P21">Clés primaires : emp_id,in_id,an_id . </text:p>
      <text:p text:style-name="P21">Clés étrangères : emp_id,in_id,an_id .</text:p>
      <text:p text:style-name="P21"/>
      <text:p text:style-name="P21">Nom de la contrainte : chk_dateTransactionFin → la date de transaction de <text:s/>fin (neg_date_transaction_fin) doit être supérieur à la date de debut de transaction (neg_date_debut_transaction) ou alors neg_date_transaction_fin peut être null .</text:p>
      <text:p text:style-name="P21"/>
      <text:p text:style-name="P8">Sur la table waz_contacter :</text:p>
      <text:p text:style-name="P21"/>
      <text:p text:style-name="Standard">co_sujet:not null → accepte que <text:span text:style-name="T27">acheter</text:span><text:span text:style-name="T10">,</text:span><text:span text:style-name="T27">vendre</text:span><text:span text:style-name="T10">,</text:span><text:span text:style-name="T27">louer</text:span><text:span text:style-name="T26"> </text:span>et <text:span text:style-name="T27">autres</text:span> .</text:p>
      <text:p text:style-name="Standard">co_question : not null .</text:p>
      <text:p text:style-name="P21"/>
      <text:p text:style-name="P21">Clés primaires : emp_id , in_id .</text:p>
      <text:p text:style-name="P21">Clés étrangères : emp_id, in_id .</text:p>
      <text:p text:style-name="P21"/>
      <text:p text:style-name="P8"/>
      <text:p text:style-name="P8">Sur la table waz_histo_negocier :</text:p>
      <text:p text:style-name="P21"/>
      <text:p text:style-name="P21">hist_neg_est_conclu → not null .</text:p>
      <text:p text:style-name="P21">hist_neg_montant_transaction → not null . </text:p>
      <text:p text:style-name="P21">hist_neg_debut_transaction → not null .</text:p>
      <text:p text:style-name="P21">hist_neg_dernier_contact → not null .</text:p>
      <text:p text:style-name="P21">hist_date -&gt;not null .</text:p>
      <text:p text:style-name="P21">hist_utilisateur → not null . </text:p>
      <text:p text:style-name="P21">hist_evenement → not null . </text:p>
      <text:p text:style-name="P21"/>
      <text:p text:style-name="P21">hist_neg_date_transaction_fin → default null . </text:p>
      <text:p text:style-name="P21"/>
      <text:p text:style-name="P21">Clés primaires : emp_id ,in_id,an_id,hist_date </text:p>
      <text:p text:style-name="P21"/>
      <text:p text:style-name="P2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4">Les privilèges</text:p>
          </table:table-cell>
        </table:table-row>
      </table:table>
      <text:p text:style-name="P21"/>
      <text:p text:style-name="P21"><text:span text:style-name="T32">Création des rôles </text:span>: </text:p>
      <text:list xml:id="list1320422981185681428" text:style-name="L1">
        <text:list-item>
          <text:p text:style-name="P37">r_wazaaimmogroup_dev</text:p>
        </text:list-item>
        <text:list-item>
          <text:p text:style-name="P37">r_wazaaimmogroup_employes</text:p>
        </text:list-item>
        <text:list-item>
          <text:p text:style-name="P37">r_wazaaimmogroup_internautes</text:p>
        </text:list-item>
      </text:list>
      <text:p text:style-name="P21"/>
      <text:p text:style-name="P21"><text:span text:style-name="T32">Création des privilèges accordé aux rôles</text:span> :</text:p>
      <text:list xml:id="list7923376223973940039" text:style-name="L2">
        <text:list-item>
          <text:p text:style-name="P38">accorde tout les privilèges aux rôles « r_wazaaimmogroup_dev ».</text:p>
        </text:list-item>
        <text:list-item>
          <text:p text:style-name="P40">accorde les privilèges <text:s/>pour le rôles <text:s/><text:span text:style-name="T31">«</text:span><text:span text:style-name="T29"> r_waaimmogroup_employes ».-&gt; voir le fichier </text:span><text:span text:style-name="T30">CRUD</text:span><text:span text:style-name="T29"> .</text:span></text:p>
        </text:list-item>
        <text:list-item>
          <text:p text:style-name="P41"><text:soft-page-break/>Accorde les privilèges pour <text:span text:style-name="T28">le</text:span> rôle « r_wazaaimmogroup_internautes ».idem,voir le fichier CRUD .</text:p>
        </text:list-item>
      </text:list>
      <text:p text:style-name="P30"/>
      <text:p text:style-name="P27">Création des utilisateurs :</text:p>
      <text:list xml:id="list2642437391043055909" text:style-name="L3">
        <text:list-item>
          <text:p text:style-name="P43">utilisateur 1 → wazaaimmogroup_devs</text:p>
        </text:list-item>
        <text:list-item>
          <text:p text:style-name="P43">utilisateur 2 → wazaaimmogroup_employes1</text:p>
        </text:list-item>
        <text:list-item>
          <text:p text:style-name="P43">utilisateur 3 → wazaaimmogroup_internautes1</text:p>
        </text:list-item>
      </text:list>
      <text:p text:style-name="P26"/>
      <text:p text:style-name="P27">Attribution de rôles aux comptes utilisateur :</text:p>
      <text:list xml:id="list7696379219290964761" text:style-name="L4">
        <text:list-item>
          <text:p text:style-name="P44">le rôle r_wazaaimmogroup_dev → wazaaimmogroup_devs .</text:p>
        </text:list-item>
        <text:list-item>
          <text:p text:style-name="P44">Le rôle r_wazaaimmogroup_employes → wazaaimmogroup_employes1</text:p>
        </text:list-item>
        <text:list-item>
          <text:p text:style-name="P44">Le rôle r_wazaaimmogroup_internautes → <text:s/>wazaaimmogroup_internautes1</text:p>
        </text:list-item>
      </text:list>
      <text:p text:style-name="P8"/>
      <text:p text:style-name="P20">Attribution des rôles par défaut :</text:p>
      <text:p text:style-name="P20"/>
      <text:list xml:id="list5707248754406135045" text:style-name="L5">
        <text:list-item>
          <text:p text:style-name="P39">Attribuer tous les rôles pour l'utilisateur <text:s/><text:span text:style-name="T13">r_wazaaimmogroup_dev.</text:span></text:p>
        </text:list-item>
        <text:list-item>
          <text:p text:style-name="P39"><text:span text:style-name="T13">Attribuer le rôle </text:span><text:span text:style-name="T29">r_waaimmogroup_employes  à l'utilisateur </text:span><text:span text:style-name="T13">wazaaimmogroup_employes1.</text:span></text:p>
        </text:list-item>
        <text:list-item>
          <text:p text:style-name="P45">Attribuer le rôle r_wazaaimmogroup_internautes1 à l'utilisateur wazaaimmogroup_internautes1.</text:p>
        </text:list-item>
      </text:list>
      <text:p text:style-name="P26"/>
      <text:p text:style-name="P26"/>
      <text:p text:style-name="P26"/>
      <text:p text:style-name="P26"/>
      <text:p text:style-name="P26"/>
      <text:p text:style-name="P21"/>
      <text:p text:style-name="P21"/>
      <text:p text:style-name="P21"><text:s/></text:p>
      <text:p text:style-name="P21"/>
      <text:p text:style-name="P21"/>
      <text:p text:style-name="P21"/>
      <text:p text:style-name="P18"/>
      <text:p text:style-name="P18"/>
      <text:p text:style-name="P5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Code" svg:font-family="'Cascadia Code', Consolas, 'Courier New', monospace, 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ne wilga</meta:initial-creator>
    <meta:creation-date>2021-04-15T10:39:57.39</meta:creation-date>
    <meta:generator>OpenOffice/4.1.2$Win32 OpenOffice.org_project/412m3$Build-9782</meta:generator>
    <dc:date>2021-05-15T15:00:13</dc:date>
    <dc:creator>Anne wilga</dc:creator>
    <meta:editing-duration>PT17H56M57S</meta:editing-duration>
    <meta:editing-cycles>23</meta:editing-cycles>
    <meta:document-statistic meta:table-count="5" meta:image-count="0" meta:object-count="0" meta:page-count="6" meta:paragraph-count="164" meta:word-count="1394" meta:character-count="9002"/>
  </office:meta>
</office:document-meta>
</file>